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1ce" officeooo:paragraph-rsid="0010b1ce"/>
    </style:style>
    <style:style style:name="P2" style:family="paragraph" style:parent-style-name="Standard">
      <style:text-properties officeooo:rsid="00142345" officeooo:paragraph-rsid="00142345"/>
    </style:style>
    <style:style style:name="P3" style:family="paragraph" style:parent-style-name="Standard">
      <style:text-properties fo:font-weight="bold" style:font-weight-asian="bold"/>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Standard">
      <style:text-properties officeooo:paragraph-rsid="001c9a6b"/>
    </style:style>
    <style:style style:name="P6" style:family="paragraph" style:parent-style-name="Standard">
      <style:text-properties officeooo:rsid="001ce765" officeooo:paragraph-rsid="001ce765"/>
    </style:style>
    <style:style style:name="P7" style:family="paragraph" style:parent-style-name="Standard">
      <style:text-properties officeooo:rsid="001e8e92" officeooo:paragraph-rsid="001e8e92"/>
    </style:style>
    <style:style style:name="P8" style:family="paragraph" style:parent-style-name="Standard">
      <style:text-properties officeooo:rsid="001eff7f" officeooo:paragraph-rsid="001eff7f"/>
    </style:style>
    <style:style style:name="P9" style:family="paragraph" style:parent-style-name="Standard">
      <style:text-properties officeooo:paragraph-rsid="001fd648"/>
    </style:style>
    <style:style style:name="P10" style:family="paragraph" style:parent-style-name="Standard">
      <style:text-properties fo:font-weight="bold" officeooo:paragraph-rsid="001fd648" style:font-weight-asian="bold" style:font-weight-complex="bold"/>
    </style:style>
    <style:style style:name="P11" style:family="paragraph" style:parent-style-name="Standard">
      <style:text-properties officeooo:rsid="0020a70c" officeooo:paragraph-rsid="0020a70c"/>
    </style:style>
    <style:style style:name="P12" style:family="paragraph" style:parent-style-name="List_20_Paragraph" style:list-style-name="WWNum1"/>
    <style:style style:name="T1" style:family="text">
      <style:text-properties fo:font-weight="bold" style:font-weight-asian="bold"/>
    </style:style>
    <style:style style:name="T2" style:family="text">
      <style:text-properties style:font-name="Cambria Math" style:font-name-complex="Cambria Math1"/>
    </style:style>
    <style:style style:name="T3" style:family="text">
      <style:text-properties officeooo:rsid="0010b1ce"/>
    </style:style>
    <style:style style:name="T4" style:family="text">
      <style:text-properties officeooo:rsid="00128895"/>
    </style:style>
    <style:style style:name="T5" style:family="text">
      <style:text-properties officeooo:rsid="0018c256"/>
    </style:style>
    <style:style style:name="T6" style:family="text">
      <style:text-properties officeooo:rsid="0019b487"/>
    </style:style>
    <style:style style:name="T7" style:family="text">
      <style:text-properties officeooo:rsid="001c9a6b"/>
    </style:style>
    <style:style style:name="T8" style:family="text">
      <style:text-properties officeooo:rsid="001ce765"/>
    </style:style>
    <style:style style:name="T9" style:family="text">
      <style:text-properties officeooo:rsid="001e8e92"/>
    </style:style>
    <style:style style:name="T10" style:family="text">
      <style:text-properties officeooo:rsid="001fd648"/>
    </style:style>
    <style:style style:name="T11" style:family="text">
      <style:text-properties officeooo:rsid="0021ad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mote temperature monitor for pizza ovens </text:p>
      <text:p text:style-name="P5"><text:span text:style-name="T7">Who hasnt been to a pizza night? </text:span></text:p>
      <text:p text:style-name="P5"><text:span text:style-name="T7">Sometimes takeaway but best of all made at home in your own pizza oven! </text:span></text:p>
      <text:p text:style-name="Standard">Usually they are wood fired – they are various designs, some with open faces, some that can be closed up completely. <text:s/>A well designed oven will retain heat for some hours and may only need a minimal heat source to keep it hot <text:s text:c="2"/></text:p>
      <text:p text:style-name="Standard">However, it can be difficult to monitor cooking temperature – ideally it should be 200-220 deg C</text:p>
      <text:p text:style-name="Standard">With this project you can monitor the oven with your smart phone while you enjoy the company of your dinner guests rather than getting your hands dirty!</text:p>
      <text:p text:style-name="Standard">It could be used also for other ovens such as kilns </text:p>
      <text:p text:style-name="P1">In fact the sensor will cover a wide temperature range with good accuracy and linearity – anywhere from -50 to 500 deg C !</text:p>
      <text:p text:style-name="Standard"/>
      <text:p text:style-name="Standard"><text:span text:style-name="T1">Temperature Monitoring devices</text:span>.</text:p>
      <text:p text:style-name="Standard">There are several families of temperature monitoring devices – in brief these can be classified as thermocouples, resistive temperature detectors, thermistor and silicon temperature sensors. (1)</text:p>
      <text:p text:style-name="Standard">Silicon devices may have inbuilt logic circuitry to interface directly with a microcontroller. They can also have analog outputs. In general however, they are limited to a maximum temperature of 125 deg C which makes them unsuitable for this application where the sensor may have to withstand temperatures of 300 deg C or more.</text:p>
      <text:p text:style-name="Standard">Similarly thermistors are limited to a maximum temperature of 150 deg C or so.</text:p>
      <text:p text:style-name="Standard"><text:s/>Thermocouples can withstand high temperatures up to &gt;1000 deg C. They are generally constructed using a bimetallic element which produces a temperature dependent voltage. This voltage is highly nonlinear with temperature and relatively small – this means that somewhat complex analogue circuitry is required to condition the output <text:span text:style-name="T7">and noise may be an issue</text:span>.</text:p>
      <text:p text:style-name="Standard">For our application we have used a resistive temperature detector (RT<text:span text:style-name="T10">D</text:span>). <text:s/>These devices have a variable resistance with temperature. They are constructed using a platinum wire coil or a thin layer of platinum deposited on a ceramic substrate. They are highly accurate and repeatable. They do require some analogue circuitry but this can be relatively simple. <text:s text:c="2"/></text:p>
      <text:p text:style-name="Standard"><text:s text:c="2"/>The sensor itself can withstand up to 500 deg C or so and can be remote from any electronics.</text:p>
      <text:p text:style-name="Standard"><text:soft-page-break/></text:p>
      <text:p text:style-name="P3">Analogue circuitry</text:p>
      <text:p text:style-name="Standard">The variable resistance of the RT<text:span text:style-name="T10">D</text:span> must be converted to logic level data to be processed in our application.</text:p>
      <text:p text:style-name="Standard">One approach would be to use a differential opamp to amplify to voltage drop across the RT<text:span text:style-name="T10">D</text:span> when it is excited by a current source in a resistive divider. The output is then converted to digital via an ADC input. (Fig 1) <text:span text:style-name="T5">This requires some circuitry</text:span> <text:span text:style-name="T5">for the current source and analogue amplifier. Most processors can convert an analog input to digital but resolution may be limited. Noise may be an issue also. </text:span>An alternative approach is to use a comparator in a “relaxation oscillator” mode. Here a capacitor is alternately charged and discharged as the comparator switches state around a reference voltage. (Fig 2) The output frequency is inversely proportional to the resistance of the RT<text:span text:style-name="T10">D</text:span>. This has the advantage of simplicity and the output can be designed to interface directly with a digital input on the microcontroller <text:span text:style-name="T5">which counts the f</text:span>requency <text:span text:style-name="T5">and converts this to temperature</text:span>. <text:span text:style-name="T3">As the resistance of the sensor changes linearly with temperature, a simple calculation algorithm can be used to derive temperature</text:span>.</text:p>
      <text:p text:style-name="P3">RELAXATION OSCILLATOR</text:p>
      <text:p text:style-name="P3">Circuit Description</text:p>
      <text:p text:style-name="Standard">The relaxation oscillator shown in Figure 5 <text:s/>us<text:span text:style-name="T3">es </text:span>the M<text:span text:style-name="T6">AX941</text:span> comparator. This circuit provides a relatively simple and inexpensive solution to interface a resistive sensor, such as a RT<text:span text:style-name="T10">D</text:span> to a microcontroller. This circuit topology requires a single comparator, a capacitor and a few resistors. The oscillator outputs a square wave with a frequency <text:span text:style-name="T3">inversely </text:span>proportional to the sensor resistance. <text:span text:style-name="T7">At</text:span> power-up, the comparator output voltage is <text:span text:style-name="T7">close </text:span>to the positive supply voltage (VDD). Based on the values of R2, R3 and R4, the voltage at VIN+ of the comparator <text:span text:style-name="T7">will be approx 2/3 VDD. As the capacitor charges through the RTD which is the feedback resistor in this circuit, the VIN– voltage eventually exceeds VIN+ and the comparator switches with the output now being close to VSS. The VIN+ </text:span>voltage <text:span text:style-name="T4">now is reduced to 1/3 VDD. </text:span><text:s text:c="2"/>Now the voltage across the capacitor discharges through R1. When the capacitor voltage falls below the voltage at VIN+, the comparator drives the output up to the positive rail (VDD). Therefore, the comparator swings the output voltage to the rails (VDD and VSS), every time the capacitor voltage passes the trip voltage, <text:span text:style-name="T8">thus generating a square wave oscillation</text:span>. <text:span text:style-name="T8">The comparator is a high speed, high gain device so stability may be an issue around the switching point. Both the comparator and resistive divider provide builtin hysteresis to improve stability. The comparator supply VDD is 3.3V so the output can be used to drive a microcontroller directly.</text:span></text:p>
      <text:p text:style-name="Standard"><text:span text:style-name="T1">Simplified Equations </text:span>Assume:</text:p>
      <text:p text:style-name="Standard">1. <text:span text:style-name="T9">Ro/</text:span>R1 = RT<text:span text:style-name="T10">D</text:span> sensor <text:span text:style-name="T9">= 1000 ohms at 0 deg C</text:span></text:p>
      <text:p text:style-name="P7">resistance increases linearly by 0.385 ohms/deg C </text:p>
      <text:p text:style-name="Standard"><text:soft-page-break/>2. R2 = R3 = R4 = R</text:p>
      <text:p text:style-name="Standard">3. R <text:span text:style-name="T2">≅</text:span> 10 x Ro</text:p>
      <text:p text:style-name="Standard"><text:span text:style-name="T1">Design Procedure:</text:span></text:p>
      <text:p text:style-name="Standard">1. Select a desired nominal oscillation frequency <text:span text:style-name="T8">fo </text:span>for the RTD oscillator. <text:span text:style-name="T8">In our case we want the microcontroller to have enough time to service an interrupt routine on each cycle to allow frequency counting. We settle on a frequency of approximately 1KHz, which allows 800uS or so for the controller to capture the pulse <text:s/></text:span></text:p>
      <text:p text:style-name="Standard">2. C1 = 1 / (1.386 Ro fo).</text:p>
      <text:p text:style-name="Standard">3. Select a comparator with an Output Short Circuit Current (ISC) which is at least five times greater than the maximum output current to ensure start-up at cold and relatively good accuracy.</text:p>
      <text:p text:style-name="Standard">IOUT_MAX = VDD / R1_MIN</text:p>
      <text:p text:style-name="P6">In our case this gives an output current of approx 3mA</text:p>
      <text:p text:style-name="P6">The MAX941 will sink 15mA or so at VSS and source 40mA at VDD which should be sufficient </text:p>
      <text:p text:style-name="Standard"><text:span text:style-name="T1">Relaxation Oscillator Test Results</text:span></text:p>
      <text:p text:style-name="Standard">The oscillation frequency was calculated using fixed discrete resistors to simulate the RTD resistance, R1 and the component values shown in Figure 5. A 0.68 μF tantalum capacitor was chosen for C1. The circuit uses the M<text:span text:style-name="T9">AX941</text:span> comparator.</text:p>
      <text:p text:style-name="P2">Calculations </text:p>
      <text:p text:style-name="P2">Output freq fo = 1/(1.386R1C1)</text:p>
      <text:p text:style-name="P2">Factoring for output freq</text:p>
      <text:p text:style-name="P2"><text:s text:c="2"/></text:p>
      <text:p text:style-name="P7">T = multiplier/C1*fo – offset</text:p>
      <text:p text:style-name="P8">where T is temp Deg C </text:p>
      <text:p text:style-name="P8">multiplier is derived from the initial equation as a starting point </text:p>
      <text:p text:style-name="P8">offset converts the temperature to celsius (it would Kelvin otherwise)</text:p>
      <text:p text:style-name="P8">In practice I derived these figures from experimental measurements – see below <text:s/></text:p>
      <text:p text:style-name="P8">I measured the resistance of the RT<text:span text:style-name="T10">D</text:span> at 1130 Ohms at 30 deg C – this was higher than the nominal figure </text:p>
      <text:p text:style-name="P8">I used a capacitor of approx 0.6uF – <text:span text:style-name="T11">this made up from parallel capacitors in the junkbox</text:span></text:p>
      <text:p text:style-name="P8"><text:soft-page-break/>I then made up test resistances to replace the RT<text:span text:style-name="T10">D</text:span> for various temperatures, 0 100 and 200 deg C – ie approx 1120, 1495 and 1880 ohms </text:p>
      <text:p text:style-name="P8">By adjusting the multiplier and offset figures in the code the system can be trimmed to compensate for component variation <text:s/></text:p>
      <text:p text:style-name="P3">Code <text:s text:c="3"/></text:p>
      <text:p text:style-name="Standard">We are using the Arduino MKR1000 series boards which have a builtin WiFi stack to allow us to send data to a web enabled device such as a PC, tablet or smartphone. <text:span text:style-name="T10">These are cheap and the code is open source which means it is available to be modified. Arduino have provided a programming environment (IDE) which allows us to program the board via a USB port. <text:s text:c="2"/></text:span></text:p>
      <text:p text:style-name="P1">The device can connect to a local wifi router and then serves a webpage displaying the temperature data. Using a browser and the appropriate network address the user can access this data from a <text:span text:style-name="T10">device </text:span>with a wifi connection to the network</text:p>
      <text:p text:style-name="P9">The code must also measure the frequency output of the comparator and derive a temperature. </text:p>
      <text:p text:style-name="P10"><text:span text:style-name="T10">Hardware</text:span></text:p>
      <text:p text:style-name="P9"><text:span text:style-name="T10">The MKR1000 has a LiPo battery interface which allows the battery to be charged via a USB port</text:span></text:p>
      <text:p text:style-name="P9"><text:span text:style-name="T10">I have created a shield to mount the analogue circuitry, battery, indicator lights, RTD detector socket and power switch. Alternately there is a shield available for the MKR1000 from ??</text:span></text:p>
      <text:p text:style-name="P11">The sensor itself is mounted in a piece of copper tubing with aluminium foil to stop movement, At the end of the tubing I have mounted a 3 pin connector which is an interference fit to the tubing and with a mounting flange.</text:p>
      <text:p text:style-name="P11">In my case when I built the oven I left a tube though the brickwork to allow temperature measurement – the sensor tubing fits inside this <text:s text:c="4"/></text:p>
      <text:p text:style-name="P9"><text:span text:style-name="T10"><text:s text:c="2"/></text:span><text:s text:c="2"/></text:p>
      <text:p text:style-name="Standard"/>
      <text:p text:style-name="P3">References </text:p>
      <text:list xml:id="list7480221774960807113" text:style-name="WWNum1">
        <text:list-item>
          <text:p text:style-name="P12">http://ww1.microchip.com/downloads/en/appnotes/00895a.pdf</text:p>
        </text:list-item>
        <text:list-item>
          <text:p text:style-name="P12">http://ww1.microchip.com/downloads/en/appnotes/00687c.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ichard) Hosking</meta:initial-creator>
    <meta:editing-cycles>17</meta:editing-cycles>
    <meta:creation-date>2018-12-17T05:55:00</meta:creation-date>
    <dc:date>2019-02-23T10:17:06.884319128</dc:date>
    <meta:editing-duration>PT17H57M57S</meta:editing-duration>
    <meta:generator>LibreOffice/4.2.8.2$Linux_X86_64 LibreOffice_project/420m0$Build-2</meta:generator>
    <dc:creator>Richard </dc:creator>
    <meta:document-statistic meta:table-count="0" meta:image-count="0" meta:object-count="0" meta:page-count="4" meta:paragraph-count="61" meta:word-count="1397" meta:character-count="8348" meta:non-whitespace-character-count="6950"/>
    <meta:user-defined meta:name="AppVersion">16.0000</meta:user-defined>
    <meta:user-defined meta:name="Company">Northern Territory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